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adornments="Regular" style:font-family-generic="modern" style:font-pitch="fixed"/>
    <style:font-face style:name="Times New Roman1" svg:font-family="'Times New Roman'" style:font-adornments="Bold Italic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2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ndex_20_Separator">
      <style:paragraph-properties>
        <style:tab-stops/>
      </style:paragraph-properties>
    </style:style>
    <style:style style:name="P2" style:family="paragraph" style:parent-style-name="Index_20_2">
      <style:paragraph-properties>
        <style:tab-stops/>
      </style:paragraph-properties>
    </style:style>
    <style:style style:name="P3" style:family="paragraph" style:parent-style-name="Index_20_1">
      <style:paragraph-properties>
        <style:tab-stops/>
      </style:paragraph-properties>
    </style:style>
    <style:style style:name="P4" style:family="paragraph" style:parent-style-name="OOoHeading_20_0" style:master-page-name="OOoPageStyle">
      <style:paragraph-properties fo:text-align="start" style:justify-single-word="false" style:page-number="auto" fo:break-before="page" fo:padding="0in" fo:border-left="none" fo:border-right="none" fo:border-top="none" fo:border-bottom="0.0138in solid #0084d1" style:shadow="none"/>
      <style:text-properties fo:color="#0084d1" style:font-name="Bitstream Vera Sans" fo:font-size="22pt" fo:font-style="normal" style:font-size-asian="22pt" style:font-style-asian="normal" style:font-size-complex="22pt" style:font-style-complex="normal"/>
    </style:style>
    <style:style style:name="P5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6" style:family="paragraph" style:parent-style-name="OOoFooter">
      <style:paragraph-properties fo:text-align="end" style:justify-single-word="false"/>
    </style:style>
    <style:style style:name="P7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2">
          <style:column style:rel-width="2551*" fo:start-indent="0in" fo:end-indent="0in"/>
          <style:column style:rel-width="2552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ndex</text:h>
      <text:alphabetical-index text:style-name="Sect1" text:protected="true" text:name="Alphabetical Index1">
        <text:alphabetical-index-source text:main-entry-style-name="Main_20_index_20_entry" text:ignore-case="true" text:alphabetical-separators="true" text:combine-entries-with-pp="false" text:sort-algorithm="alphanumeric" fo:language="en" fo:country="AU" text:relative-tab-stop-position="false">
          <text:index-title-template text:style-name="Index_20_Heading"/>
          <text:alphabetical-index-entry-template text:outline-level="separator" text:style-name="Index_20_Separator">
            <text:index-entry-text/>
            <text:index-entry-span>  </text:index-entry-span>
            <text:index-entry-page-number/>
          </text:alphabetical-index-entry-template>
          <text:alphabetical-index-entry-template text:outline-level="1" text:style-name="Index_20_1">
            <text:index-entry-text/>
            <text:index-entry-span>  </text:index-entry-span>
            <text:index-entry-page-number/>
          </text:alphabetical-index-entry-template>
          <text:alphabetical-index-entry-template text:outline-level="2" text:style-name="Index_20_2">
            <text:index-entry-text/>
            <text:index-entry-span>  </text:index-entry-span>
            <text:index-entry-page-number/>
          </text:alphabetical-index-entry-template>
          <text:alphabetical-index-entry-template text:outline-level="3" text:style-name="Index_20_3">
            <text:index-entry-text/>
            <text:index-entry-span>  </text:index-entry-span>
            <text:index-entry-page-number/>
          </text:alphabetical-index-entry-template>
        </text:alphabetical-index-source>
        <text:index-body>
          <text:p text:style-name="P1">3 <text:s/></text:p>
          <text:p text:style-name="P3">3D objects <text:s/>170</text:p>
          <text:p text:style-name="P1">A <text:s/></text:p>
          <text:p text:style-name="P3">accepting or rejecting changes <text:s/>75</text:p>
          <text:p text:style-name="P3">accessibility options <text:s/>280</text:p>
          <text:p text:style-name="P3">advantages of Apache OpenOffice <text:s/>11</text:p>
          <text:p text:style-name="P3">antialiasing screen font <text:s/>273</text:p>
          <text:p text:style-name="P3">appearance options <text:s/>280</text:p>
          <text:p text:style-name="P3">Apply Style list <text:s/>34</text:p>
          <text:p text:style-name="P3">area fill, editing <text:s/>166</text:p>
          <text:p text:style-name="P3">arranging objects <text:s/>162</text:p>
          <text:p text:style-name="P3">arrow styles, customizing <text:s/>166</text:p>
          <text:p text:style-name="P3">arrows <text:s/>165</text:p>
          <text:p text:style-name="P3">Asian language support <text:s/>287</text:p>
          <text:p text:style-name="P3">AutoCorrect <text:s/>61, 289</text:p>
          <text:p text:style-name="P3">AutoFormat, Calc <text:s/>106</text:p>
          <text:p text:style-name="P3">AutoInput <text:s/>98</text:p>
          <text:p text:style-name="P3">AutoLayout <text:s/>134</text:p>
          <text:p text:style-name="P3">automatic changes <text:s/>98</text:p>
          <text:p text:style-name="P3">automatic saving <text:s/>25</text:p>
          <text:p text:style-name="P3">AutoRecovery <text:s/>25, 283</text:p>
          <text:p text:style-name="P3">AutoUpdate styles <text:s/>35</text:p>
          <text:p text:style-name="P1">B <text:s/></text:p>
          <text:p text:style-name="P3">background images from Gallery <text:s/>257</text:p>
          <text:p text:style-name="P3">bitmaps <text:s/>170</text:p>
          <text:p text:style-name="P3">book preview <text:s/>241</text:p>
          <text:p text:style-name="P3">booklet printing <text:s/>239</text:p>
          <text:p text:style-name="P3">bookmarks <text:s/>76</text:p>
          <text:p text:style-name="P3">borders, editing <text:s/>165</text:p>
          <text:p text:style-name="P3">brackets (Math) <text:s/>229</text:p>
          <text:p text:style-name="P3">bring forward <text:s/>162</text:p>
          <text:p text:style-name="P3">brochure printing <text:s/>239</text:p>
          <text:p text:style-name="P3">bulleted list <text:s/>136</text:p>
          <text:p text:style-name="P3">Bullets and Numbering dialog <text:s/>138</text:p>
          <text:p text:style-name="P1">C <text:s/></text:p>
          <text:p text:style-name="P3">Calc <text:s/></text:p>
          <text:p text:style-name="P2">AutoFormat <text:s/>106</text:p>
          <text:p text:style-name="P2">editing data <text:s/>101</text:p>
          <text:p text:style-name="P2">Enter key, use of <text:s/>86</text:p>
          <text:p text:style-name="P2">features <text:s/>79</text:p>
          <text:p text:style-name="P2">filtering visible cells <text:s/>109</text:p>
          <text:p text:style-name="P2">formula bar <text:s/>81</text:p>
          <text:p text:style-name="P2">Function Wizard <text:s/>81</text:p>
          <text:p text:style-name="P2">hiding and showing data <text:s/>108</text:p>
          <text:p text:style-name="P2">Navigator <text:s/>85</text:p>
          <text:p text:style-name="P2">outline group controls <text:s/>108</text:p>
          <text:p text:style-name="P2">printing <text:s/>111</text:p>
          <text:p text:style-name="P2">sheet tabs <text:s/>81</text:p>
          <text:p text:style-name="P2">sorting records <text:s/>109</text:p>
          <text:p text:style-name="P2">splitting the screen <text:s/>94</text:p>
          <text:p text:style-name="P2">status bar <text:s/>82</text:p>
          <text:p text:style-name="P2">themes <text:s/>107</text:p>
          <text:p text:style-name="P2">viewing <text:s/>93</text:p>
          <text:p text:style-name="P3">callouts <text:s/>161</text:p>
          <text:p text:style-name="P3">cells, in Calc <text:s/></text:p>
          <text:p text:style-name="P2">formatting <text:s/>102</text:p>
          <text:p text:style-name="P2">navigating <text:s/>84</text:p>
          <text:p text:style-name="P2">selecting <text:s/>88</text:p>
          <text:p text:style-name="P3">change tracking <text:s/>74</text:p>
          <text:p text:style-name="P3">changes, undo and redo <text:s/>28</text:p>
          <text:p text:style-name="P3">check for updates automatically <text:s/>282</text:p>
          <text:p text:style-name="P3">circle, drawing <text:s/>157</text:p>
          <text:p text:style-name="P3">clipboard <text:s/>274</text:p>
          <text:p text:style-name="P3">closing a document <text:s/>25</text:p>
          <text:p text:style-name="P3">closing OpenOffice.org <text:s/>26</text:p>
          <text:p text:style-name="P3">CMYK <text:s/>152</text:p>
          <text:p text:style-name="P3">Color Bar <text:s/>152</text:p>
          <text:p text:style-name="P3">color options <text:s/>276</text:p>
          <text:p text:style-name="P3">color palette <text:s/>153</text:p>
          <text:p text:style-name="P3">color scheme <text:s/>280</text:p>
          <text:p text:style-name="P3">columns, in Calc <text:s/></text:p>
          <text:p text:style-name="P2">deleting <text:s/>90</text:p>
          <text:p text:style-name="P2">freezing <text:s/>93</text:p>
          <text:p text:style-name="P2">inserting <text:s/>90</text:p>
          <text:p text:style-name="P2">selecting <text:s/>88</text:p>
          <text:p text:style-name="P3">combining objects <text:s/>170</text:p>
          <text:p text:style-name="P3">comma separated values (CSV) <text:s/>82, 84</text:p>
          <text:p text:style-name="P3">comments <text:s/></text:p>
          <text:p text:style-name="P2">Draw <text:s/>171</text:p>
          <text:p text:style-name="P3">comments, adding <text:s/>70</text:p>
          <text:p text:style-name="P3">complex text layout (CTL) <text:s/>287</text:p>
          <text:p text:style-name="P3">components of OpenOffice.org <text:s/>15</text:p>
          <text:p text:style-name="P3">conditional formatting <text:s/>108</text:p>
          <text:p text:style-name="P3">connectors <text:s/>159</text:p>
          <text:p text:style-name="P3">content boxes (Impress) <text:s/>132</text:p>
          <text:p text:style-name="P3">context menu <text:s/>165</text:p>
          <text:p text:style-name="P3">context menus <text:s/>21</text:p>
          <text:p text:style-name="P3">conversion <text:s/>170</text:p>
          <text:p text:style-name="P3">copy and paste <text:s/>55</text:p>
          <text:p text:style-name="P3">copying object from Gallery <text:s/>256</text:p>
          <text:p text:style-name="P3">create document from template <text:s/>39</text:p>
          <text:p text:style-name="P3">creating a document <text:s/>23</text:p>
          <text:p text:style-name="P3">cross-fading <text:s/>168</text:p>
          <text:p text:style-name="P3">cross-references <text:s/></text:p>
          <text:p text:style-name="P2">inserting references <text:s/>76</text:p>
          <text:p text:style-name="P2">overview <text:s/>76</text:p>
          <text:p text:style-name="P3">CSV file <text:s/></text:p>
          <text:p text:style-name="P2">open <text:s/>83</text:p>
          <text:p text:style-name="P2">save <text:s/>84</text:p>
          <text:p text:style-name="P3">CSV files <text:s/>82, 84</text:p>
          <text:p text:style-name="P3">Ctrl-click required to follow hyperlinks <text:s/>280</text:p>
          <text:p text:style-name="P3">curves, Draw <text:s/>159</text:p>
          <text:p text:style-name="P3">custom dictionary <text:s/>289</text:p>
          <text:p text:style-name="P3">customizing <text:s/></text:p>
          <text:p text:style-name="P2">keyboard shortcuts <text:s/>297</text:p>
          <text:p text:style-name="P2">menus <text:s/>290</text:p>
          <text:p text:style-name="P2">toolbars <text:s/>293</text:p>
          <text:p text:style-name="P3">cut and paste <text:s/>55</text:p>
          <text:p text:style-name="P1">D <text:s/></text:p>
          <text:p text:style-name="P3">dashes <text:s/>58</text:p>
          <text:p text:style-name="P3">data editing, Calc <text:s/></text:p>
          <text:p text:style-name="P2">changing data in a cell <text:s/>102</text:p>
          <text:p text:style-name="P2">removing data from a cell <text:s/>101</text:p>
          <text:p text:style-name="P2">replacing all data in a cell <text:s/>102</text:p>
          <text:p text:style-name="P3">data entry, Calc <text:s/></text:p>
          <text:p text:style-name="P2">dates and times <text:s/>97</text:p>
          <text:p text:style-name="P2">fill series <text:s/>99</text:p>
          <text:p text:style-name="P2">Fill tool <text:s/>98</text:p>
          <text:p text:style-name="P2">numbers <text:s/>96</text:p>
          <text:p text:style-name="P2">numbers as text <text:s/>97</text:p>
          <text:p text:style-name="P2">selection lists <text:s/>101</text:p>
          <text:p text:style-name="P2">speeding up <text:s/>98</text:p>
          <text:p text:style-name="P2">text <text:s/>97</text:p>
          <text:p text:style-name="P2">validating cell contents <text:s/>101</text:p>
          <text:p text:style-name="P3">data source <text:s/></text:p>
          <text:p text:style-name="P2">description <text:s/>173</text:p>
          <text:p text:style-name="P2">editing <text:s/>200</text:p>
          <text:p text:style-name="P2">linking <text:s/>199</text:p>
          <text:p text:style-name="P2">registering <text:s/>199</text:p>
          <text:p text:style-name="P2">using in OOo documents <text:s/>200</text:p>
          <text:p text:style-name="P2">viewing <text:s/>200</text:p>
          <text:p text:style-name="P3">data validity <text:s/>101</text:p>
          <text:p text:style-name="P3">database <text:s/></text:p>
          <text:p text:style-name="P2">AutoValue <text:s/>180</text:p>
          <text:p text:style-name="P2">creating <text:s/>175</text:p>
          <text:p text:style-name="P2">creating tables <text:s/>176</text:p>
          <text:p text:style-name="P2">field types and formats <text:s/>177</text:p>
          <text:p text:style-name="P2">list table <text:s/>183</text:p>
          <text:p text:style-name="P2">planning <text:s/>174</text:p>
          <text:p text:style-name="P2">primary key <text:s/>176, 178, 180</text:p>
          <text:p text:style-name="P2">registering <text:s/>199</text:p>
          <text:p text:style-name="P2">Report Wizard <text:s/>214</text:p>
          <text:p text:style-name="P2">Table Wizard <text:s/>176</text:p>
          <text:p text:style-name="P2">tables <text:s/>176</text:p>
          <text:p text:style-name="P3">database form <text:s/></text:p>
          <text:p text:style-name="P2">activation order <text:s/>198</text:p>
          <text:p text:style-name="P2">background <text:s/>196</text:p>
          <text:p text:style-name="P2">creating in Design View <text:s/>198</text:p>
          <text:p text:style-name="P2">creating using a Wizard <text:s/>185</text:p>
          <text:p text:style-name="P2">entering data <text:s/>203</text:p>
          <text:p text:style-name="P2">modifying <text:s/>188</text:p>
          <text:p text:style-name="P2">subform <text:s/>186</text:p>
          <text:p text:style-name="P2">tab order <text:s/>198</text:p>
          <text:p text:style-name="P3">database reports <text:s/></text:p>
          <text:p text:style-name="P2">creating <text:s/>213</text:p>
          <text:p text:style-name="P2">modifying <text:s/>218</text:p>
          <text:p text:style-name="P2">static <text:s/>213</text:p>
          <text:p text:style-name="P3">database table <text:s/></text:p>
          <text:p text:style-name="P2">create using wizard <text:s/>176</text:p>
          <text:p text:style-name="P2">dynamic <text:s/>216</text:p>
          <text:p text:style-name="P2">joined fields <text:s/>187</text:p>
          <text:p text:style-name="P2">relationships <text:s/>183</text:p>
          <text:p text:style-name="P3">DataPilot Tools <text:s/>301</text:p>
          <text:p text:style-name="P3">date conversion, automatic <text:s/>98</text:p>
          <text:p text:style-name="P3">default file format <text:s/>284</text:p>
          <text:p text:style-name="P3">default template <text:s/>44</text:p>
          <text:p text:style-name="P3">derivative markup (Math) <text:s/>230</text:p>
          <text:p text:style-name="P3">Design View (Base) <text:s/></text:p>
          <text:p text:style-name="P2">creating a new table <text:s/>179</text:p>
          <text:p text:style-name="P2">creating forms <text:s/>198</text:p>
          <text:p text:style-name="P2">creating queries <text:s/>208</text:p>
          <text:p text:style-name="P3">dictionaries, installing <text:s/>287</text:p>
          <text:p text:style-name="P3">dictionary <text:s/>60</text:p>
          <text:p text:style-name="P3">different first page <text:s/>47</text:p>
          <text:p text:style-name="P3">digital rights management (DRM) <text:s/>246</text:p>
          <text:p text:style-name="P3">digital signature <text:s/>252</text:p>
          <text:p text:style-name="P3">distorting an image <text:s/>167</text:p>
          <text:p text:style-name="P3">divide document into chapters <text:s/>47</text:p>
          <text:p text:style-name="P3">dockable window <text:s/>20</text:p>
          <text:p text:style-name="P3">document <text:s/></text:p>
          <text:p text:style-name="P2">closing <text:s/>25</text:p>
          <text:p text:style-name="P2">create from template <text:s/>39</text:p>
          <text:p text:style-name="P2">creating <text:s/>23</text:p>
          <text:p text:style-name="P2">opening <text:s/>23</text:p>
          <text:p text:style-name="P2">starting new <text:s/>23</text:p>
          <text:p text:style-name="P3">document status option <text:s/>271</text:p>
          <text:p text:style-name="P3">document views <text:s/>52</text:p>
          <text:p text:style-name="P3">download updates automatically <text:s/>282</text:p>
          <text:p text:style-name="P3">downloading OpenOffice.org <text:s/>16</text:p>
          <text:p text:style-name="P3">drag and drop <text:s/>253</text:p>
          <text:p text:style-name="P3">Draw <text:s/>171</text:p>
          <text:p text:style-name="P2">features <text:s/>149</text:p>
          <text:p text:style-name="P2">status bar <text:s/>151</text:p>
          <text:p text:style-name="P2">toolbars <text:s/>151</text:p>
          <text:p text:style-name="P3">drawing <text:s/></text:p>
          <text:p text:style-name="P2">circle or ellipse <text:s/>157</text:p>
          <text:p text:style-name="P2">duplication <text:s/>168</text:p>
          <text:p text:style-name="P2">Flash export <text:s/>171</text:p>
          <text:p text:style-name="P2">HTML export <text:s/>171</text:p>
          <text:p text:style-name="P2">inserting pictures <text:s/>170</text:p>
          <text:p text:style-name="P2">line <text:s/>156</text:p>
          <text:p text:style-name="P2">rectangle <text:s/>157</text:p>
          <text:p text:style-name="P2">save in a foreign format <text:s/>171</text:p>
          <text:p text:style-name="P3">Drawing Object Properties toolbar <text:s/>262</text:p>
          <text:p text:style-name="P3">drawing objects <text:s/></text:p>
          <text:p text:style-name="P2">3D objects <text:s/>170</text:p>
          <text:p text:style-name="P2">grouping <text:s/>263</text:p>
          <text:p text:style-name="P2">grouping and combining <text:s/>169</text:p>
          <text:p text:style-name="P2">positioning <text:s/>170</text:p>
          <text:p text:style-name="P2">properties <text:s/>262</text:p>
          <text:p text:style-name="P3">Drawing toolbar <text:s/>152, 262</text:p>
          <text:p text:style-name="P3">drawing tools <text:s/>261</text:p>
          <text:p text:style-name="P3">duplication <text:s/>168</text:p>
          <text:p text:style-name="P3">dynamic gradients <text:s/>167</text:p>
          <text:p text:style-name="P1">E <text:s/></text:p>
          <text:p text:style-name="P3">E-mail options <text:s/>289</text:p>
          <text:p text:style-name="P3">e-mailing <text:s/></text:p>
          <text:p text:style-name="P2">Mail Merge Wizard <text:s/>249</text:p>
          <text:p text:style-name="P2">several recipients <text:s/>249</text:p>
          <text:p text:style-name="P2">Writer document as attachment <text:s/>248</text:p>
          <text:p text:style-name="P3">edit document properties before saving <text:s/>283</text:p>
          <text:p text:style-name="P3">editing data, Calc <text:s/>101</text:p>
          <text:p text:style-name="P3">ellipse, drawing <text:s/>157</text:p>
          <text:p text:style-name="P3">en-dash and em-dash <text:s/>58</text:p>
          <text:p text:style-name="P3">envelope <text:s/></text:p>
          <text:p text:style-name="P2">printing <text:s/>240</text:p>
          <text:p text:style-name="P3">envelope printing <text:s/>240</text:p>
          <text:p text:style-name="P3">EPS images in PDF <text:s/>243</text:p>
          <text:p text:style-name="P3">equation <text:s/></text:p>
          <text:p text:style-name="P2">inserting <text:s/>221</text:p>
          <text:p text:style-name="P2">numbering <text:s/>231</text:p>
          <text:p text:style-name="P3">equation editor <text:s/>221</text:p>
          <text:p text:style-name="P2">brackets <text:s/>229</text:p>
          <text:p text:style-name="P2">derivative markup <text:s/>230</text:p>
          <text:p text:style-name="P2">Elements window <text:s/>222</text:p>
          <text:p text:style-name="P2">equations over more than one line <text:s/>229</text:p>
          <text:p text:style-name="P2">floating window <text:s/>227</text:p>
          <text:p text:style-name="P2">font size <text:s/>228</text:p>
          <text:p text:style-name="P2">formula layout <text:s/>229</text:p>
          <text:p text:style-name="P2">limits to sum/integral <text:s/>229</text:p>
          <text:p text:style-name="P2">markup <text:s/>224</text:p>
          <text:p text:style-name="P2">matrix markup <text:s/>230</text:p>
          <text:p text:style-name="P2">right-click menu <text:s/>224</text:p>
          <text:p text:style-name="P3">export directly as PDF <text:s/>242</text:p>
          <text:p text:style-name="P3">export HTML <text:s/>286</text:p>
          <text:p text:style-name="P3">exporting <text:s/></text:p>
          <text:p text:style-name="P2">Flash <text:s/>248</text:p>
          <text:p text:style-name="P2">PDF <text:s/>242</text:p>
          <text:p text:style-name="P2">XHTML <text:s/>248</text:p>
          <text:p text:style-name="P3">extended tips <text:s/>271</text:p>
          <text:p text:style-name="P3">Extension Manager <text:s/>43</text:p>
          <text:p text:style-name="P3">extensions <text:s/>299</text:p>
          <text:p text:style-name="P2">DataPilot Tools <text:s/>301</text:p>
          <text:p text:style-name="P3">extensions and addons <text:s/></text:p>
          <text:p text:style-name="P2">sources of <text:s/>16</text:p>
          <text:p text:style-name="P1">F <text:s/></text:p>
          <text:p text:style-name="P3">fax icon, adding to toolbar <text:s/>296</text:p>
          <text:p text:style-name="P3">FDF <text:s/>244</text:p>
          <text:p text:style-name="P3">features <text:s/></text:p>
          <text:p text:style-name="P2">Calc <text:s/>79</text:p>
          <text:p text:style-name="P2">Draw <text:s/>149</text:p>
          <text:p text:style-name="P2">Impress <text:s/>119</text:p>
          <text:p text:style-name="P2">Writer <text:s/>49</text:p>
          <text:p text:style-name="P3">fields <text:s/></text:p>
          <text:p text:style-name="P2">bookmarks <text:s/>76</text:p>
          <text:p text:style-name="P2">cross-reference <text:s/>76</text:p>
          <text:p text:style-name="P3">Fields dialog box <text:s/></text:p>
          <text:p text:style-name="P2">References tab <text:s/>77</text:p>
          <text:p text:style-name="P3">file locations <text:s/>275</text:p>
          <text:p text:style-name="P3">file sharing options <text:s/>278</text:p>
          <text:p text:style-name="P3">Fill Format <text:s/>33</text:p>
          <text:p text:style-name="P3">Fill tool, Calc <text:s/>98</text:p>
          <text:p text:style-name="P3">fill, editing <text:s/>166</text:p>
          <text:p text:style-name="P3">filtering visible cells, Calc <text:s/>109</text:p>
          <text:p text:style-name="P3">flip an object <text:s/>167</text:p>
          <text:p text:style-name="P3">floating toolbars <text:s/>19, 20</text:p>
          <text:p text:style-name="P3">floating window <text:s/>20</text:p>
          <text:p text:style-name="P3">flowchart symbols <text:s/>161</text:p>
          <text:p text:style-name="P3">font <text:s/></text:p>
          <text:p text:style-name="P2">history <text:s/>274</text:p>
          <text:p text:style-name="P2">ignore settings when importing HTML <text:s/>286</text:p>
          <text:p text:style-name="P2">options <text:s/>278</text:p>
          <text:p text:style-name="P2">preview <text:s/>273</text:p>
          <text:p text:style-name="P2">replacement table <text:s/>278</text:p>
          <text:p text:style-name="P2">replacements <text:s/>278</text:p>
          <text:p text:style-name="P2">sizes for HTML <text:s/>286</text:p>
          <text:p text:style-name="P3">font resizing (Impress) <text:s/>136</text:p>
          <text:p text:style-name="P3">Fontwork <text:s/></text:p>
          <text:p text:style-name="P2">alignment <text:s/>265</text:p>
          <text:p text:style-name="P2">anchoring <text:s/>267</text:p>
          <text:p text:style-name="P2">area options <text:s/>267</text:p>
          <text:p text:style-name="P2">attributes <text:s/>266</text:p>
          <text:p text:style-name="P2">character spacing <text:s/>266</text:p>
          <text:p text:style-name="P2">creating an object <text:s/>264</text:p>
          <text:p text:style-name="P2">editing an object <text:s/>265</text:p>
          <text:p text:style-name="P2">Formatting toolbar <text:s/>266</text:p>
          <text:p text:style-name="P2">Gallery <text:s/>264</text:p>
          <text:p text:style-name="P2">grouping <text:s/>267</text:p>
          <text:p text:style-name="P2">line options <text:s/>266</text:p>
          <text:p text:style-name="P2">moving and resizing objects <text:s/>268</text:p>
          <text:p text:style-name="P2">positioning options <text:s/>267</text:p>
          <text:p text:style-name="P2">same letter heights <text:s/>265</text:p>
          <text:p text:style-name="P2">toolbar <text:s/>263, 265</text:p>
          <text:p text:style-name="P3">Form Wizard <text:s/>185</text:p>
          <text:p text:style-name="P3">formatting pages <text:s/>66</text:p>
          <text:p text:style-name="P3">Formatting toolbar <text:s/>19</text:p>
          <text:p text:style-name="P3">formatting, Calc <text:s/></text:p>
          <text:p text:style-name="P2">AutoFormat <text:s/>106</text:p>
          <text:p text:style-name="P2">conditional <text:s/>108</text:p>
          <text:p text:style-name="P2">themes <text:s/>107</text:p>
          <text:p text:style-name="P3">formula bar, Calc <text:s/>81</text:p>
          <text:p text:style-name="P3">formula editor <text:s/></text:p>
          <text:p text:style-name="P2">See: equation editor <text:s/>227</text:p>
          <text:p text:style-name="P3">formula files, opening <text:s/>306</text:p>
          <text:p text:style-name="P3">formula layout <text:s/>229</text:p>
          <text:p text:style-name="P3">Free Software Foundation (FSF) <text:s/>304</text:p>
          <text:p text:style-name="P3">freeform line, Draw <text:s/>158</text:p>
          <text:p text:style-name="P3">Function Wizard, Calc <text:s/>81</text:p>
          <text:p text:style-name="P1">G <text:s/></text:p>
          <text:p text:style-name="P3">Gallery <text:s/></text:p>
          <text:p text:style-name="P2">adding objects <text:s/>258</text:p>
          <text:p text:style-name="P2">creating a new theme <text:s/>259</text:p>
          <text:p text:style-name="P2">deleting images <text:s/>259</text:p>
          <text:p text:style-name="P2">deleting objects <text:s/>259</text:p>
          <text:p text:style-name="P2">hide/show <text:s/>257</text:p>
          <text:p text:style-name="P2">inserting object as background <text:s text:c="2"/>257</text:p>
          <text:p text:style-name="P2">location <text:s/>259</text:p>
          <text:p text:style-name="P2">opening <text:s/>256</text:p>
          <text:p text:style-name="P2">themes <text:s/>257</text:p>
          <text:p text:style-name="P2">views (icon/detailed) <text:s/>257</text:p>
          <text:p text:style-name="P3">general options <text:s/>270</text:p>
          <text:p text:style-name="P3">geometric shapes, Draw <text:s/>160</text:p>
          <text:p text:style-name="P3">gluepoints <text:s/>160</text:p>
          <text:p text:style-name="P3">GNU/Linux <text:s/></text:p>
          <text:p text:style-name="P2">system requirements <text:s/>16</text:p>
          <text:p text:style-name="P3">gradients <text:s/>167</text:p>
          <text:p text:style-name="P3">grammar checker <text:s/>60</text:p>
          <text:p text:style-name="P3">graphic files <text:s/></text:p>
          <text:p text:style-name="P2">opening <text:s/>306</text:p>
          <text:p text:style-name="P2">saving <text:s/>307</text:p>
          <text:p text:style-name="P3">graphic styles <text:s/></text:p>
          <text:p text:style-name="P2">formatting text <text:s/>136</text:p>
          <text:p text:style-name="P3">graphics <text:s/></text:p>
          <text:p text:style-name="P2">adding from file <text:s/>253</text:p>
          <text:p text:style-name="P2">linking <text:s/>254</text:p>
          <text:p text:style-name="P3">grid options <text:s/>154</text:p>
          <text:p text:style-name="P3">grid points <text:s/>153</text:p>
          <text:p text:style-name="P3">guiding lines <text:s/>155</text:p>
          <text:p text:style-name="P1">H <text:s/></text:p>
          <text:p text:style-name="P3">header <text:s/></text:p>
          <text:p text:style-name="P2">different on right and left pages <text:s/>48</text:p>
          <text:p text:style-name="P3">headers and footers, Calc <text:s/>115</text:p>
          <text:p text:style-name="P3">Help Agent <text:s/>271</text:p>
          <text:p text:style-name="P3">Help system <text:s/>9</text:p>
          <text:p text:style-name="P3">Help Tips <text:s/>271</text:p>
          <text:p text:style-name="P3">hidden objects <text:s/>162</text:p>
          <text:p text:style-name="P3">hiding and showing data, Calc <text:s/>108</text:p>
          <text:p text:style-name="P3">high contrast <text:s/>271</text:p>
          <text:p text:style-name="P3">history of Apache OpenOffice <text:s/>303</text:p>
          <text:p text:style-name="P3">HTML compatibility <text:s/>285</text:p>
          <text:p text:style-name="P3">HTML export <text:s/>286</text:p>
          <text:p text:style-name="P3">hyphenation <text:s/></text:p>
          <text:p text:style-name="P2">manual <text:s/>66</text:p>
          <text:p text:style-name="P1">I <text:s/></text:p>
          <text:p text:style-name="P3">icon size and style (user interface) <text:s/>273</text:p>
          <text:p text:style-name="P3">icons in menus <text:s/>273</text:p>
          <text:p text:style-name="P3">ignore font settings when importing HTML <text:s/>286</text:p>
          <text:p text:style-name="P3">image map <text:s/>260</text:p>
          <text:p text:style-name="P3">images <text:s/></text:p>
          <text:p text:style-name="P2">adding from file <text:s/><text:span text:style-name="Main_20_index_20_entry">253</text:span></text:p>
          <text:p text:style-name="P2">linking <text:s/>254</text:p>
          <text:p text:style-name="P2">scanned <text:s/>256</text:p>
          <text:p text:style-name="P3">importing files <text:s/>305</text:p>
          <text:p text:style-name="P3">importing numbers from an HTML page <text:s/>286</text:p>
          <text:p text:style-name="P3">Impress <text:s/></text:p>
          <text:p text:style-name="P2">content boxes <text:s/>132</text:p>
          <text:p text:style-name="P2">features <text:s/>119</text:p>
          <text:p text:style-name="P2">font resizing <text:s/>136</text:p>
          <text:p text:style-name="P2">main window <text:s/>120</text:p>
          <text:p text:style-name="P3">inclination <text:s/>164</text:p>
          <text:p text:style-name="P3">indents <text:s/>59</text:p>
          <text:p text:style-name="P3">indexes and bibliographies <text:s/>71</text:p>
          <text:p text:style-name="P3">Insert Bookmark dialog <text:s/>77</text:p>
          <text:p text:style-name="P3">Insert Picture dialog <text:s/>253</text:p>
          <text:p text:style-name="P3">Internet options <text:s/>289</text:p>
          <text:p text:style-name="P1">J <text:s/></text:p>
          <text:p text:style-name="P3">Java options <text:s/>281</text:p>
          <text:p text:style-name="P3">Java Runtime Environment (JRE) <text:s/>173</text:p>
          <text:p text:style-name="P3">JRE (Java Runtime Environment) <text:s/>16, 281</text:p>
          <text:p text:style-name="P1">K <text:s/></text:p>
          <text:p text:style-name="P3">keyboard shortcuts <text:s/></text:p>
          <text:p text:style-name="P2">assigning <text:s/>297</text:p>
          <text:p text:style-name="P2">customizing <text:s/>297</text:p>
          <text:p text:style-name="P2">loading from a file <text:s/>299</text:p>
          <text:p text:style-name="P2">resetting to default values <text:s/>299</text:p>
          <text:p text:style-name="P2">saving to a file <text:s/>299</text:p>
          <text:p text:style-name="P1">L <text:s/></text:p>
          <text:p text:style-name="P3">landscape pages <text:s/>47</text:p>
          <text:p text:style-name="P3">language settings <text:s/>287</text:p>
          <text:p text:style-name="P3">language support <text:s/>11</text:p>
          <text:p text:style-name="P3">layout methods <text:s/>66</text:p>
          <text:p text:style-name="P3">limits to sum/integral <text:s/>229</text:p>
          <text:p text:style-name="P3">Line and Filling toolbar <text:s/>151</text:p>
          <text:p text:style-name="P3">line properties <text:s/>165</text:p>
          <text:p text:style-name="P3">line, customizing <text:s/>166</text:p>
          <text:p text:style-name="P3">line, drawing <text:s/>156</text:p>
          <text:p text:style-name="P3">lines, editing <text:s/>165</text:p>
          <text:p text:style-name="P3">linking object from gallery <text:s/>256</text:p>
          <text:p text:style-name="P3">Linux <text:s/></text:p>
          <text:p text:style-name="P2">Quickstarter <text:s/>18</text:p>
          <text:p text:style-name="P2">system requirements <text:s/>16</text:p>
          <text:p text:style-name="P3">list table (database) <text:s/>183</text:p>
          <text:p text:style-name="P3">load Basic code to edit <text:s/>284</text:p>
          <text:p text:style-name="P3">load/save options <text:s/>282</text:p>
          <text:p text:style-name="P3">loading styles <text:s/>38</text:p>
          <text:p text:style-name="P3">locale settings <text:s/>287</text:p>
          <text:p text:style-name="P1">M <text:s/></text:p>
          <text:p text:style-name="P3">Mac OS X <text:s/></text:p>
          <text:p text:style-name="P2">system requirements <text:s/>16</text:p>
          <text:p text:style-name="P3">macro security options <text:s/>279</text:p>
          <text:p text:style-name="P3">mail merge <text:s/>74</text:p>
          <text:p text:style-name="P3">Mail Merge Wizard <text:s/></text:p>
          <text:p text:style-name="P2">e-mailing Writer document <text:s/>249</text:p>
          <text:p text:style-name="P3">margins <text:s/>150</text:p>
          <text:p text:style-name="P3">margins (Writer) <text:s/>69</text:p>
          <text:p text:style-name="P3">Master Pages <text:s/>142</text:p>
          <text:p text:style-name="P3">master slides <text:s/>133, 141</text:p>
          <text:p text:style-name="P3">mathematical equations <text:s/>221</text:p>
          <text:p text:style-name="P3">mathematical markup <text:s/>224</text:p>
          <text:p text:style-name="P3">mathematical symbols <text:s/>221</text:p>
          <text:p text:style-name="P3">matrix markup (Math) <text:s/>230</text:p>
          <text:p text:style-name="P3">measurement unit <text:s/>59</text:p>
          <text:p text:style-name="P3">memory options <text:s/>272</text:p>
          <text:p text:style-name="P3">menu bar <text:s/>19</text:p>
          <text:p text:style-name="P3">menus <text:s/></text:p>
          <text:p text:style-name="P2">adding commands <text:s/>293</text:p>
          <text:p text:style-name="P2">creating <text:s/>291</text:p>
          <text:p text:style-name="P2">customizing <text:s/>290</text:p>
          <text:p text:style-name="P2">modifying <text:s/>292</text:p>
          <text:p text:style-name="P2">modifying entries <text:s/>293</text:p>
          <text:p text:style-name="P3">Microsoft Office file conversion <text:s/>285</text:p>
          <text:p text:style-name="P3">Microsoft Windows <text:s/></text:p>
          <text:p text:style-name="P2">file associations <text:s/>17</text:p>
          <text:p text:style-name="P2">Quickstarter <text:s/>17</text:p>
          <text:p text:style-name="P2">system requirements <text:s/>16</text:p>
          <text:p text:style-name="P3">middle mouse button function <text:s/>274</text:p>
          <text:p text:style-name="P3">mirror copies <text:s/>167</text:p>
          <text:p text:style-name="P3">mouse positioning <text:s/>274</text:p>
          <text:p text:style-name="P3">MySQL <text:s/>173</text:p>
          <text:p text:style-name="P1">N <text:s/></text:p>
          <text:p text:style-name="P3">navigation <text:s/></text:p>
          <text:p text:style-name="P2">cell to cell, in Calc <text:s/>85</text:p>
          <text:p text:style-name="P2">sheet to sheet, in Calc <text:s/>87</text:p>
          <text:p text:style-name="P3">Navigation icons <text:s/>53</text:p>
          <text:p text:style-name="P3">Navigation toolbar <text:s/>28, 52</text:p>
          <text:p text:style-name="P3">Navigator <text:s/>27, 123</text:p>
          <text:p text:style-name="P2">Calc <text:s/>85</text:p>
          <text:p text:style-name="P3">new document <text:s/>23</text:p>
          <text:p text:style-name="P3">non-breaking hyphen <text:s/>58</text:p>
          <text:p text:style-name="P3">non-breaking spaces <text:s/>58</text:p>
          <text:p text:style-name="P3">nonconsecutive items, selecting <text:s/>54</text:p>
          <text:p text:style-name="P3">numbered list <text:s/>136</text:p>
          <text:p text:style-name="P3">numbering equations <text:s/>231</text:p>
          <text:p text:style-name="P3">numbering pages <text:s/>68</text:p>
          <text:p text:style-name="P1">O <text:s/></text:p>
          <text:p text:style-name="P3">OASIS <text:s/>11</text:p>
          <text:p text:style-name="P3">objects <text:s/></text:p>
          <text:p text:style-name="P2">adjusting size <text:s/>163</text:p>
          <text:p text:style-name="P2">arranging <text:s/>162</text:p>
          <text:p text:style-name="P2">dynamic movement <text:s/>163</text:p>
          <text:p text:style-name="P2">dynamic size modification <text:s/>163</text:p>
          <text:p text:style-name="P2">framing <text:s/>162</text:p>
          <text:p text:style-name="P2">hidden <text:s/>162</text:p>
          <text:p text:style-name="P2">moving <text:s/>163</text:p>
          <text:p text:style-name="P2">rotating <text:s/>163</text:p>
          <text:p text:style-name="P2">selecting several <text:s/>162</text:p>
          <text:p text:style-name="P3">ODF format version, saving <text:s/>284</text:p>
          <text:p text:style-name="P3">Office Assistant (Microsoft) <text:s/>271</text:p>
          <text:p text:style-name="P3">online update options <text:s/>282</text:p>
          <text:p text:style-name="P3">Open and Save As dialogs <text:s/>26</text:p>
          <text:p text:style-name="P3">Open Source Initiative (OSI) <text:s/>304</text:p>
          <text:p text:style-name="P3">Open/Save dialogs <text:s/>271</text:p>
          <text:p text:style-name="P3">OpenDocument Format <text:s/>11, 284</text:p>
          <text:p text:style-name="P3">opening a document <text:s/>23</text:p>
          <text:p text:style-name="P3">Options Bar (Draw) <text:s/>152</text:p>
          <text:p text:style-name="P3">orientation of page <text:s/>47</text:p>
          <text:p text:style-name="P3">outline group controls, Calc <text:s/>108</text:p>
          <text:p text:style-name="P3">outline level <text:s/>137</text:p>
          <text:p text:style-name="P3">OXT extension <text:s/>43</text:p>
          <text:p text:style-name="P1">P <text:s/></text:p>
          <text:p text:style-name="P3">page break, Calc <text:s/>114</text:p>
          <text:p text:style-name="P3">page layout <text:s/></text:p>
          <text:p text:style-name="P2">different first page <text:s/>47</text:p>
          <text:p text:style-name="P2">landscape page <text:s/>47</text:p>
          <text:p text:style-name="P2">orientation <text:s/>47</text:p>
          <text:p text:style-name="P3">page layouts <text:s/>66</text:p>
          <text:p text:style-name="P3">page margins <text:s/>69, 150</text:p>
          <text:p text:style-name="P3">page numbering <text:s/>68</text:p>
          <text:p text:style-name="P3">parts of the main window <text:s/>18</text:p>
          <text:p text:style-name="P3">password protection <text:s/>24</text:p>
          <text:p text:style-name="P3">password-protect PDF <text:s/>246</text:p>
          <text:p text:style-name="P3">paste text <text:s/>56</text:p>
          <text:p text:style-name="P3">path options <text:s/>275</text:p>
          <text:p text:style-name="P3">PDF <text:s/></text:p>
          <text:p text:style-name="P2">blank page export <text:s/>244</text:p>
          <text:p text:style-name="P2">digital rights management (DRM) <text:s/>246</text:p>
          <text:p text:style-name="P2">embed standard fonts <text:s/>244</text:p>
          <text:p text:style-name="P2">encrypt <text:s/>246</text:p>
          <text:p text:style-name="P2">EPS image <text:s/>243</text:p>
          <text:p text:style-name="P2">export documents to <text:s/>242</text:p>
          <text:p text:style-name="P2">form <text:s/>244</text:p>
          <text:p text:style-name="P2">image compression and resolution <text:s/>243</text:p>
          <text:p text:style-name="P2">initial view selection <text:s/>244</text:p>
          <text:p text:style-name="P2">pages to export <text:s/>242</text:p>
          <text:p text:style-name="P2">password-protect <text:s/>246</text:p>
          <text:p text:style-name="P2">security settings <text:s/>246</text:p>
          <text:p text:style-name="P2">tagged <text:s/>244</text:p>
          <text:p text:style-name="P2">user interface settings <text:s/>244</text:p>
          <text:p text:style-name="P3">PDF import <text:s/>300</text:p>
          <text:p text:style-name="P3">PDF Options dialog <text:s/>242</text:p>
          <text:p text:style-name="P3">PDF/A-1a <text:s/>244</text:p>
          <text:p text:style-name="P3">personal data, removing <text:s/>252</text:p>
          <text:p text:style-name="P3">pictures <text:s/></text:p>
          <text:p text:style-name="P2">adding from file <text:s/><text:span text:style-name="Main_20_index_20_entry">253</text:span></text:p>
          <text:p text:style-name="P2">linking <text:s/>254</text:p>
          <text:p text:style-name="P3">pixels <text:s/>149</text:p>
          <text:p text:style-name="P3">polygons, Draw <text:s/>158</text:p>
          <text:p text:style-name="P3">positioning objects <text:s/>170</text:p>
          <text:p text:style-name="P3">Powerpoint <text:s/></text:p>
          <text:p text:style-name="P2">See: Impress <text:s/>119</text:p>
          <text:p text:style-name="P3">presentation <text:s/></text:p>
          <text:p text:style-name="P2">output medium <text:s/>129</text:p>
          <text:p text:style-name="P2">slide design <text:s/>129</text:p>
          <text:p text:style-name="P2">transition effect <text:s/>129</text:p>
          <text:p text:style-name="P2">transitions <text:s/>129</text:p>
          <text:p text:style-name="P3">Presentation Wizard <text:s/>128</text:p>
          <text:p text:style-name="P3">presentations <text:s/></text:p>
          <text:p text:style-name="P2">saving <text:s/>308</text:p>
          <text:p text:style-name="P3">primary key <text:s/>178</text:p>
          <text:p text:style-name="P3">primary key (database) <text:s/>178</text:p>
          <text:p text:style-name="P3">Print dialog <text:s/>234</text:p>
          <text:p text:style-name="P3">print file directly <text:s/>233</text:p>
          <text:p text:style-name="P3">print options <text:s/></text:p>
          <text:p text:style-name="P2">general <text:s/>275</text:p>
          <text:p text:style-name="P3">print preview <text:s/></text:p>
          <text:p text:style-name="P2">Calc <text:s/>242</text:p>
          <text:p text:style-name="P2">Writer <text:s/>241</text:p>
          <text:p text:style-name="P3">print ranges, Calc <text:s/>111</text:p>
          <text:p text:style-name="P3">printer settings <text:s/>283</text:p>
          <text:p text:style-name="P3">printing <text:s/></text:p>
          <text:p text:style-name="P2">black and white on color printer <text:s/>240</text:p>
          <text:p text:style-name="P2">booklet <text:s/>239</text:p>
          <text:p text:style-name="P2">brochure <text:s/>239</text:p>
          <text:p text:style-name="P2">Calc <text:s/>111, 237</text:p>
          <text:p text:style-name="P2">envelopes, labels, business cards <text:s/>240</text:p>
          <text:p text:style-name="P2">general options <text:s/>234</text:p>
          <text:p text:style-name="P2">grayscale on color printer <text:s/>241</text:p>
          <text:p text:style-name="P2">handouts <text:s/>239</text:p>
          <text:p text:style-name="P2">headers and footers, Calc <text:s/>115</text:p>
          <text:p text:style-name="P2">Impress and Draw <text:s/>238</text:p>
          <text:p text:style-name="P2">multiple pages per sheet <text:s/>235</text:p>
          <text:p text:style-name="P2">notes (Impress) <text:s/>239</text:p>
          <text:p text:style-name="P2">page break, Calc <text:s/>114</text:p>
          <text:p text:style-name="P2">page order, details, scale, in Calc <text:s/>112</text:p>
          <text:p text:style-name="P2">page orientation <text:s/>235</text:p>
          <text:p text:style-name="P2">rows or columns on every page <text:s/>113</text:p>
          <text:p text:style-name="P2">selecting what to print <text:s/>236</text:p>
          <text:p text:style-name="P2">Writer <text:s/>236</text:p>
          <text:p text:style-name="P3">Professional Template Pack extension <text:s/>301</text:p>
          <text:p text:style-name="P1">Q <text:s/></text:p>
          <text:p text:style-name="P3">queries (database) <text:s/></text:p>
          <text:p text:style-name="P2">aliases <text:s/>212</text:p>
          <text:p text:style-name="P2">creating using a Wizard <text:s text:c="2"/>206</text:p>
          <text:p text:style-name="P2">creating using Design View <text:s/>208</text:p>
          <text:p text:style-name="P2">joined fields <text:s/>187</text:p>
          <text:p text:style-name="P2">search conditions <text:s/>207</text:p>
          <text:p text:style-name="P3">Query Wizard (database) <text:s/>206</text:p>
          <text:p text:style-name="P3">Quickstarter <text:s/>17</text:p>
          <text:p text:style-name="P2">enabling <text:s/>272</text:p>
          <text:p text:style-name="P3">quotation marks <text:s/>98</text:p>
          <text:p text:style-name="P1">R <text:s/></text:p>
          <text:p text:style-name="P3">raster graphics <text:s/>170</text:p>
          <text:p text:style-name="P3">rectangle, drawing <text:s/>157</text:p>
          <text:p text:style-name="P3">redlines <text:s/>74</text:p>
          <text:p text:style-name="P3">redo change <text:s/>29</text:p>
          <text:p text:style-name="P3">regular expressions <text:s/>56</text:p>
          <text:p text:style-name="P3">relationships (database) <text:s/>183</text:p>
          <text:p text:style-name="P3">remove personal information on saving <text:s/>279</text:p>
          <text:p text:style-name="P3">removing personal data <text:s/>252</text:p>
          <text:p text:style-name="P3">replacement table (font) <text:s/>278</text:p>
          <text:p text:style-name="P3">Report Wizard (database) <text:s/>214</text:p>
          <text:p text:style-name="P3">revision marks <text:s/>74</text:p>
          <text:p text:style-name="P3">RGB <text:s/>152</text:p>
          <text:p text:style-name="P3">right-click (context) menus <text:s/>21</text:p>
          <text:p text:style-name="P3">rotating an object <text:s/>163</text:p>
          <text:p text:style-name="P3">rows, in Calc <text:s/></text:p>
          <text:p text:style-name="P2">deleting <text:s/>90</text:p>
          <text:p text:style-name="P2">freezing <text:s/>93</text:p>
          <text:p text:style-name="P2">inserting <text:s/>90</text:p>
          <text:p text:style-name="P2">selecting <text:s/>88</text:p>
          <text:p text:style-name="P3">rulers (Draw) <text:s/>150</text:p>
          <text:p text:style-name="P1">S <text:s/></text:p>
          <text:p text:style-name="P3">save AutoRecovery information <text:s/>283</text:p>
          <text:p text:style-name="P3">save original Basic code <text:s/>284</text:p>
          <text:p text:style-name="P3">save relative URLs <text:s/>283</text:p>
          <text:p text:style-name="P3">saving files <text:s/>24</text:p>
          <text:p text:style-name="P3">scaling factor (user interface) <text:s/>273</text:p>
          <text:p text:style-name="P3">scanner <text:s/>256</text:p>
          <text:p text:style-name="P3">screen font antialiasing <text:s/>273</text:p>
          <text:p text:style-name="P3">security <text:s/>24</text:p>
          <text:p text:style-name="P3">security options <text:s/>278</text:p>
          <text:p text:style-name="P3">selecting <text:s/></text:p>
          <text:p text:style-name="P2">nonconsecutive items <text:s/>54</text:p>
          <text:p text:style-name="P2">vertical block of text <text:s/>55</text:p>
          <text:p text:style-name="P3">selecting objects <text:s/>161</text:p>
          <text:p text:style-name="P3">selection clipboard <text:s/>274</text:p>
          <text:p text:style-name="P3">selection lists, Calc <text:s/>101</text:p>
          <text:p text:style-name="P3">selection, in Calc <text:s/></text:p>
          <text:p text:style-name="P2">cells <text:s/>88</text:p>
          <text:p text:style-name="P2">columns <text:s/>88</text:p>
          <text:p text:style-name="P2">rows <text:s/>88</text:p>
          <text:p text:style-name="P2">sheets <text:s/>89</text:p>
          <text:p text:style-name="P3">send backward <text:s/>162</text:p>
          <text:p text:style-name="P3">send document as e-mail <text:s/>249</text:p>
          <text:p text:style-name="P3">sequence of styles, automatic <text:s/>48</text:p>
          <text:p text:style-name="P3">setup options <text:s/>269</text:p>
          <text:p text:style-name="P3">shadows <text:s/>166</text:p>
          <text:p text:style-name="P3">shapes, Draw <text:s/>160</text:p>
          <text:p text:style-name="P3">shared extension <text:s/>300</text:p>
          <text:p text:style-name="P3">sheet tabs, Calc <text:s/>81</text:p>
          <text:p text:style-name="P3">sheets, in Calc <text:s/></text:p>
          <text:p text:style-name="P2">deleting <text:s/>93</text:p>
          <text:p text:style-name="P2">inserting <text:s/>91</text:p>
          <text:p text:style-name="P2">renaming <text:s/>93</text:p>
          <text:p text:style-name="P2">selecting <text:s/>89</text:p>
          <text:p text:style-name="P3">size optimization <text:s/>284</text:p>
          <text:p text:style-name="P3">slanting an object <text:s/>164</text:p>
          <text:p text:style-name="P3">Slide Design dialog <text:s/>143</text:p>
          <text:p text:style-name="P3">slide master <text:s/>133, 141</text:p>
          <text:p text:style-name="P2">apply <text:s/>143</text:p>
          <text:p text:style-name="P2">author information <text:s/>145</text:p>
          <text:p text:style-name="P2">creat <text:s/>142</text:p>
          <text:p text:style-name="P3">slide show <text:s/></text:p>
          <text:p text:style-name="P2">automatically advance <text:s/>148</text:p>
          <text:p text:style-name="P2">See: presentation <text:s/>119</text:p>
          <text:p text:style-name="P2">transitions <text:s/>147</text:p>
          <text:p text:style-name="P3">slides <text:s/></text:p>
          <text:p text:style-name="P2">layouts <text:s/>131</text:p>
          <text:p text:style-name="P2">master <text:s/>133, 141</text:p>
          <text:p text:style-name="P2">modifying <text:s/>133</text:p>
          <text:p text:style-name="P3">snap functions <text:s/>153</text:p>
          <text:p text:style-name="P3">Snap to grid <text:s/>153</text:p>
          <text:p text:style-name="P3">sort order (database fields) <text:s/>206</text:p>
          <text:p text:style-name="P3">sorting records, Calc <text:s/>109</text:p>
          <text:p text:style-name="P3">special characters <text:s/>58, 61</text:p>
          <text:p text:style-name="P3">spelling checker <text:s/>60</text:p>
          <text:p text:style-name="P3">spelling options <text:s/>288</text:p>
          <text:p text:style-name="P3">spreadsheet <text:s/></text:p>
          <text:p text:style-name="P2">using as data source <text:s/>199</text:p>
          <text:p text:style-name="P3">spreadsheets <text:s/></text:p>
          <text:p text:style-name="P2">cell reference <text:s/>84</text:p>
          <text:p text:style-name="P2">definition <text:s/>79</text:p>
          <text:p text:style-name="P2">navigate <text:s/>84</text:p>
          <text:p text:style-name="P2">opening <text:s/>305</text:p>
          <text:p text:style-name="P2">saving <text:s/>307</text:p>
          <text:p text:style-name="P2">saving as CSV <text:s/>84</text:p>
          <text:p text:style-name="P3">Standard toolbar <text:s/>19</text:p>
          <text:p text:style-name="P3">Start Center <text:s/>23</text:p>
          <text:p text:style-name="P3">starting a new document <text:s/>23</text:p>
          <text:p text:style-name="P3">starting OpenOffice.org <text:s/>17</text:p>
          <text:p text:style-name="P3">status bar <text:s/>22</text:p>
          <text:p text:style-name="P2">Calc <text:s/>82</text:p>
          <text:p text:style-name="P2">Draw <text:s/>151</text:p>
          <text:p text:style-name="P2">Impress <text:s/>122</text:p>
          <text:p text:style-name="P2">Writer <text:s/>50</text:p>
          <text:p text:style-name="P3">Style dialog <text:s/>35, 36</text:p>
          <text:p text:style-name="P3">styles <text:s/>166</text:p>
          <text:p text:style-name="P2">Apply Style list <text:s/>34</text:p>
          <text:p text:style-name="P2">assigning to shortcut keys <text:s/>298</text:p>
          <text:p text:style-name="P2">AutoUpdate <text:s/>35</text:p>
          <text:p text:style-name="P2">changing using Style dialog <text:s/>35</text:p>
          <text:p text:style-name="P2">creating by dragging and dropping <text:s/>37</text:p>
          <text:p text:style-name="P2">creating from selection <text:s/>36</text:p>
          <text:p text:style-name="P2">creating new <text:s/>36</text:p>
          <text:p text:style-name="P2">creating using Style dialog <text:s/>36</text:p>
          <text:p text:style-name="P2">custom <text:s/>36</text:p>
          <text:p text:style-name="P2">defining a sequence <text:s/>48</text:p>
          <text:p text:style-name="P2">deleting <text:s/>39</text:p>
          <text:p text:style-name="P2">description <text:s/>31, 141</text:p>
          <text:p text:style-name="P2">Fill Format <text:s/>33</text:p>
          <text:p text:style-name="P2">formatting text <text:s/>136</text:p>
          <text:p text:style-name="P2">linking <text:s/>36</text:p>
          <text:p text:style-name="P2">loading from template or document <text:s/>38</text:p>
          <text:p text:style-name="P2">modifying <text:s/>34</text:p>
          <text:p text:style-name="P2">types supported <text:s/>31</text:p>
          <text:p text:style-name="P2">updating from a selection <text:s/>35</text:p>
          <text:p text:style-name="P3">Styles and Formatting window <text:s/>32</text:p>
          <text:p text:style-name="P3">Sun Microsystems <text:s/>303</text:p>
          <text:p text:style-name="P3">support <text:s/>9</text:p>
          <text:p text:style-name="P3">system font (user interface) <text:s/>273</text:p>
          <text:p text:style-name="P1">T <text:s/></text:p>
          <text:p text:style-name="P3">tab stops <text:s/>59</text:p>
          <text:p text:style-name="P3">table of contents, automated <text:s/>71</text:p>
          <text:p text:style-name="P3">Table Wizard (database) <text:s/>176</text:p>
          <text:p text:style-name="P3">tear-off toolbars <text:s/>19</text:p>
          <text:p text:style-name="P3">template <text:s/></text:p>
          <text:p text:style-name="P2">associate with document <text:s/>44</text:p>
          <text:p text:style-name="P2">create document from <text:s/>39</text:p>
          <text:p text:style-name="P2">create from document <text:s/>40</text:p>
          <text:p text:style-name="P2">create using wizard <text:s/>41</text:p>
          <text:p text:style-name="P2">deleting <text:s/>46</text:p>
          <text:p text:style-name="P2">description <text:s/>31</text:p>
          <text:p text:style-name="P2">editing <text:s/>42</text:p>
          <text:p text:style-name="P2">exporting <text:s/>46</text:p>
          <text:p text:style-name="P2">Extension Manager <text:s/>43</text:p>
          <text:p text:style-name="P2">folders <text:s/>45</text:p>
          <text:p text:style-name="P2">update document styles from <text:s/>42</text:p>
          <text:p text:style-name="P3">Template Changer extension <text:s/>301</text:p>
          <text:p text:style-name="P3">Template Management dialog <text:s/>37</text:p>
          <text:p text:style-name="P3">templates <text:s/></text:p>
          <text:p text:style-name="P2">importing <text:s/>46</text:p>
          <text:p text:style-name="P3">text <text:s/></text:p>
          <text:p text:style-name="P2">bulleted or numbered list <text:s/>136</text:p>
          <text:p text:style-name="P2">outline level <text:s/>137</text:p>
          <text:p text:style-name="P2">pasting <text:s/>136</text:p>
          <text:p text:style-name="P3">text boundaries (show/hide) <text:s/>280</text:p>
          <text:p text:style-name="P3">text box <text:s/></text:p>
          <text:p text:style-name="P2">AutoLayout <text:s/>134, 137</text:p>
          <text:p text:style-name="P3">text documents <text:s/></text:p>
          <text:p text:style-name="P2">opening <text:s/>305</text:p>
          <text:p text:style-name="P3">Text Formatting toolbar <text:s/>136</text:p>
          <text:p text:style-name="P3">text in Draw <text:s/>159</text:p>
          <text:p text:style-name="P3">text tool <text:s/>134</text:p>
          <text:p text:style-name="P3">theme <text:s/></text:p>
          <text:p text:style-name="P2">deleting <text:s/>259</text:p>
          <text:p text:style-name="P3">themes <text:s/>257</text:p>
          <text:p text:style-name="P3">themes (Gallery) <text:s/>259</text:p>
          <text:p text:style-name="P3">toolbars <text:s/>122</text:p>
          <text:p text:style-name="P2">adding commands <text:s/>295</text:p>
          <text:p text:style-name="P2">choosing icons for commands <text:s/>295</text:p>
          <text:p text:style-name="P2">Color Bar <text:s/>152</text:p>
          <text:p text:style-name="P2">creating <text:s/>294</text:p>
          <text:p text:style-name="P2">customizing <text:s/>21</text:p>
          <text:p text:style-name="P2">displaying or hiding <text:s/>19</text:p>
          <text:p text:style-name="P2">Draw <text:s/>151</text:p>
          <text:p text:style-name="P2">Drawing <text:s/>152</text:p>
          <text:p text:style-name="P2">Fontwork <text:s/>263</text:p>
          <text:p text:style-name="P2">Line and Filling toolbar <text:s/>151</text:p>
          <text:p text:style-name="P2">moving <text:s/>20</text:p>
          <text:p text:style-name="P2">Options Bar (Draw) <text:s/>152</text:p>
          <text:p text:style-name="P2">overview <text:s/>19</text:p>
          <text:p text:style-name="P2">show or hide icons <text:s/>21</text:p>
          <text:p text:style-name="P3">tooltips <text:s/>132, 271</text:p>
          <text:p text:style-name="P3">track changes <text:s/>74</text:p>
          <text:p text:style-name="P3">transparency <text:s/>166, 167</text:p>
          <text:p text:style-name="P3">two-digit years <text:s/>271</text:p>
          <text:p text:style-name="P3">typing errors, autocorrect <text:s/>98</text:p>
          <text:p text:style-name="P1">U <text:s/></text:p>
          <text:p text:style-name="P3">undo change <text:s/>28</text:p>
          <text:p text:style-name="P3">undoing groups <text:s/>169</text:p>
          <text:p text:style-name="P3">ungrouping <text:s/>169</text:p>
          <text:p text:style-name="P3">unit of measurement <text:s/>150</text:p>
          <text:p text:style-name="P3">unsaved changes flag <text:s/>51</text:p>
          <text:p text:style-name="P3">user data options <text:s/>270</text:p>
          <text:p text:style-name="P3">user interface options <text:s/>273</text:p>
          <text:p text:style-name="P3">user interface, parts of <text:s/>13</text:p>
          <text:p text:style-name="P3">user-specific settings <text:s/>283</text:p>
          <text:p text:style-name="P1">V <text:s/></text:p>
          <text:p text:style-name="P3">validating cell contents, Calc <text:s/>101</text:p>
          <text:p text:style-name="P3">VBA properties load/save options <text:s/>284</text:p>
          <text:p text:style-name="P3">vector graphics <text:s/>149</text:p>
          <text:p text:style-name="P3">vertical block of text, select <text:s/>55</text:p>
          <text:p text:style-name="P3">view options <text:s/>273</text:p>
          <text:p text:style-name="P1">W <text:s/></text:p>
          <text:p text:style-name="P3">wildcards <text:s/>56</text:p>
          <text:p text:style-name="P3">windows, dockable/floating <text:s/>20</text:p>
          <text:p text:style-name="P3">wizard <text:s/></text:p>
          <text:p text:style-name="P2">form (database) <text:s/>185</text:p>
          <text:p text:style-name="P2">presentation <text:s/>128</text:p>
          <text:p text:style-name="P2">query (database) <text:s/>206</text:p>
          <text:p text:style-name="P2">report (database) <text:s/>214</text:p>
          <text:p text:style-name="P2">table (database) <text:s/>176</text:p>
          <text:p text:style-name="P3">workspace <text:s/></text:p>
          <text:p text:style-name="P2">Draw <text:s/>149</text:p>
          <text:p text:style-name="P3">Writer <text:s/></text:p>
          <text:p text:style-name="P2">document views <text:s/>52</text:p>
          <text:p text:style-name="P2">features <text:s/>49</text:p>
          <text:p text:style-name="P2">Navigation icons <text:s/>53</text:p>
          <text:p text:style-name="P2">Navigation toolbar <text:s/>52</text:p>
          <text:p text:style-name="P2">status bar <text:s/>50</text:p>
          <text:p text:style-name="P2">workspace <text:s/>49</text:p>
          <text:p text:style-name="P2">zoom <text:s/>52</text:p>
          <text:p text:style-name="P1">X <text:s/></text:p>
          <text:p text:style-name="P3">XML <text:s/>284</text:p>
          <text:p text:style-name="P1">Y <text:s/></text:p>
          <text:p text:style-name="P3">year (two digits) <text:s/>271</text:p>
          <text:p text:style-name="P1">Z <text:s/></text:p>
          <text:p text:style-name="P3">zoom <text:s/>52</text:p>
        </text:index-body>
      </text:alphabetical-index>
      <text:p text:style-name="OOoTextBody"><text:span text:style-name="OOoDefaul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adornments="Regular" style:font-family-generic="modern" style:font-pitch="fixed"/>
    <style:font-face style:name="Times New Roman1" svg:font-family="'Times New Roman'" style:font-adornments="Bold Italic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2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Liberation Sans2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1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Liberation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Bitstream Vera Sans1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00080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00080" style:font-name="Bitstream Vera Sans1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00080" style:font-name="Bitstream Vera Sans1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00080" style:font-name="Bitstream Vera Sans1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Arial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erif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" fo:font-weight="bold"/>
    </style:style>
    <style:style style:name="OOoTableText_28_Caption_29_" style:display-name="OOoTableText(Caption)" style:family="paragraph">
      <style:text-properties style:font-name="Liberation Sans2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084d1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084d1" fo:font-size="12pt" fo:font-style="oblique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084d1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500003814697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500003814697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084d1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Liberation Sans2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084d1" style:font-name="Liberation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18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Liberation Sans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DejaVu Sans Mono1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Liberation Sans3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Liberation Sans2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Liberation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084d1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084d1" fo:font-size="28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Liberation Sans3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084d1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Liberation Sans2" fo:font-size="11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OoTipNoteCaution" style:family="text">
      <style:text-properties style:font-name="Liberation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00080" style:font-name="Times New Roman1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Times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Liberation Mono" style:letter-kerning="true"/>
    </style:style>
    <style:style style:name="OOoKeystroke" style:family="text" style:parent-style-name="OOoDefault">
      <style:text-properties style:font-name="Liberation Sans1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Liberation Sans1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Liberation Mono" fo:font-size="11pt" fo:language="zxx" fo:country="none"/>
    </style:style>
    <style:style style:name="OOoStrongEmphasis" style:family="text" style:parent-style-name="OOoDefault">
      <style:text-properties style:font-name="Liberation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Liberation Sans" fo:language="en" fo:country="US" fo:font-weight="bold" style:letter-kerning="true"/>
    </style:style>
    <style:style style:name="OOoDefault" style:family="text">
      <style:text-properties style:font-name="Liberation Sans2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2" fo:font-size="11pt" style:text-underline-style="none"/>
    </style:style>
    <style:style style:name="OOoChapterNumber" style:family="text">
      <style:text-properties fo:color="#0084d1" style:font-name="Liberation Sans3" fo:font-size="60pt" fo:font-style="normal" fo:font-weight="bold" style:font-name-asian="Liberation Sans2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Index</text:title><text:tab/><text:chapter text:display="name" text:outline-level="1"/><text:tab/><text:page-number text:select-page="current">180</text:page-number></text:p>
      </style:footer>
    </style:master-page>
    <style:master-page style:name="OOoFrontMatter" style:page-layout-name="Mpm7">
      <style:footer>
        <text:p text:style-name="MP2"><text:title>Index</text:title> | <text:page-number text:select-page="current">180</text:page-number></text:p>
      </style:footer>
      <style:footer-left>
        <text:p text:style-name="OOoFooter"><text:page-number text:select-page="current">180</text:page-number> | <text:title>Index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>Chapter 12 Open Source, Open Standards, OpenDocument</text:chapter> | <text:page-number text:select-page="current">180</text:page-number></text:p>
      </style:footer>
      <style:footer-left>
        <text:p text:style-name="OOoFooter"><text:page-number text:select-page="current">180</text:page-number> | <text:title>Index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dex</dc:title>
    <meta:document-statistic meta:table-count="0" meta:image-count="0" meta:object-count="0" meta:paragraph-count="6" meta:word-count="41" meta:character-count="267"/>
    <dc:date>2021-02-06T10:03:56.49</dc:date>
    <dc:creator>Jean Weber</dc:creator>
    <meta:editing-duration>P0D</meta:editing-duration>
    <meta:editing-cycles>1</meta:editing-cycles>
    <meta:generator>OpenOffice/4.1.8$Win32 OpenOffice.org_project/418m3$Build-9803</meta:generator>
    <meta:template xlink:type="simple" xlink:actuate="onRequest" xlink:title="" xlink:href="../AOO41GS.odm" meta:date="2021-02-06T10:04:54.69"/>
  </office:meta>
</office:document-meta>
</file>